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officeooo:paragraph-rsid="0004d1d8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04d1d8" officeooo:paragraph-rsid="0004d1d8"/>
    </style:style>
    <style:style style:name="P5" style:family="paragraph" style:parent-style-name="Standard" style:list-style-name="L1"/>
    <style:style style:name="P6" style:family="paragraph" style:parent-style-name="Standard">
      <style:text-properties officeooo:paragraph-rsid="00066e85"/>
    </style:style>
    <style:style style:name="P7" style:family="paragraph" style:parent-style-name="Standard">
      <style:text-properties officeooo:paragraph-rsid="00075669"/>
    </style:style>
    <style:style style:name="P8" style:family="paragraph" style:parent-style-name="Standard">
      <style:text-properties fo:font-weight="normal" officeooo:rsid="00086e30" officeooo:paragraph-rsid="00086e30" style:font-weight-asian="normal" style:font-weight-complex="normal"/>
    </style:style>
    <style:style style:name="P9" style:family="paragraph" style:parent-style-name="Standard">
      <style:text-properties fo:font-weight="normal" officeooo:rsid="000a338a" officeooo:paragraph-rsid="000a338a" style:font-weight-asian="normal" style:font-weight-complex="normal"/>
    </style:style>
    <style:style style:name="P10" style:family="paragraph" style:parent-style-name="Table_20_Contents">
      <style:text-properties fo:font-size="2pt" style:font-size-asian="2pt" style:font-size-complex="2pt"/>
    </style:style>
    <style:style style:name="P11" style:family="paragraph" style:parent-style-name="Table_20_Contents">
      <style:paragraph-properties fo:margin-top="0cm" fo:margin-bottom="0.499cm" loext:contextual-spacing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d1d8" style:font-weight-asian="bold" style:font-weight-complex="bold"/>
    </style:style>
    <style:style style:name="T4" style:family="text">
      <style:text-properties fo:font-weight="bold" officeooo:rsid="00075669" style:font-weight-asian="bold" style:font-weight-complex="bold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officeooo:rsid="00075669"/>
    </style:style>
    <style:style style:name="T7" style:family="text">
      <style:text-properties officeooo:rsid="000a338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Trabalho 2 – (BCC35G) Inteligência Artificial</text:p>
      <text:p text:style-name="P3"/>
      <text:p text:style-name="P2"><text:span text:style-name="T3">Grupo: Clodoaldo Basaglia da Fonseca, Jefferson Mantovani, Pedro Perozin</text:span></text:p>
      <text:p text:style-name="P4"><text:span text:style-name="T3">R</text:span><text:span text:style-name="T2">A: 968692, 1649388, 1648730</text:span></text:p>
      <text:p text:style-name="P1"/>
      <text:list xml:id="list1459815051" text:style-name="L1">
        <text:list-item>
          <text:p text:style-name="P5"><text:span text:style-name="T5">A identificação do algoritmo de clustering utilizado;</text:span></text:p>
        </text:list-item>
        <text:list-item>
          <text:p text:style-name="P5"><text:span text:style-name="T5">A descrição do dataset escolhido;</text:span></text:p>
        </text:list-item>
        <text:list-item>
          <text:p text:style-name="P5"><text:span text:style-name="T5">Decisões de projeto, tal como a linguagem de programação escolhida para o desenvolvimento;</text:span></text:p>
        </text:list-item>
        <text:list-item>
          <text:p text:style-name="P5"><text:span text:style-name="T5">Resultados obtidos</text:span></text:p>
        </text:list-item>
      </text:list>
      <text:p text:style-name="Standard"><text:span text:style-name="T5"/></text:p>
      <text:p text:style-name="Standard"><text:span text:style-name="T5"/></text:p>
      <text:p text:style-name="Standard"/>
      <text:p text:style-name="P6"><text:span text:style-name="T6">1. Em nosso trabalho foi utilizado o algoritmo de agrupamento </text:span><text:span text:style-name="T4">k-means</text:span><text:span text:style-name="T6">. um algoritmo não supervisionado.</text:span></text:p>
      <text:p text:style-name="P7"><text:span text:style-name="T6">2. A base de dados utilizada foi a </text:span><text:span text:style-name="T1">Sales_Transactions_Dataset_Weekly Data Set</text:span></text:p>
      <text:p text:style-name="P8">Esse dataset <text:span text:style-name="T7">contém quantidades semanais compradas de 800 linhas sobre 52 colunas (semanas). Valores normalizados também são fornecidos </text:span></text:p>
      <text:p text:style-name="P9">3. A linguagem escolhida foi o python, utilizando o jupyter.</text:p>
      <text:p text:style-name="P9">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8:08:48.124570768</meta:creation-date>
    <dc:date>2018-12-06T19:01:10.126341563</dc:date>
    <meta:editing-duration>PT21M52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1" meta:paragraph-count="12" meta:word-count="104" meta:character-count="725" meta:non-whitespace-character-count="635"/>
  </office:meta>
</office:document-meta>
</file>